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aco" svg:font-family="Monaco, Consolas, 'Andale Mono', 'DejaVu Sans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a3a3a" style:font-name="Monaco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latpak run org.eclipse.Jav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aco" svg:font-family="Monaco, Consolas, 'Andale Mono', 'DejaVu Sans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1T12:06:53.904136794</meta:creation-date>
    <dc:date>2022-07-31T12:07:42.867625814</dc:date>
    <meta:editing-duration>PT49S</meta:editing-duration>
    <meta:editing-cycles>1</meta:editing-cycles>
    <meta:document-statistic meta:table-count="0" meta:image-count="0" meta:object-count="0" meta:page-count="1" meta:paragraph-count="1" meta:word-count="3" meta:character-count="28" meta:non-whitespace-character-count="26"/>
    <meta:generator>LibreOffice/6.4.7.2$Linux_X86_64 LibreOffice_project/40$Build-2</meta:generator>
  </office:meta>
</office:document-meta>
</file>